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fo:min-height="0.7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utlined_20_Blue">
      <style:graphic-properties fo:min-height="4.996cm"/>
      <style:paragraph-properties style:writing-mode="lr-tb"/>
    </style:style>
    <style:style style:name="gr4" style:family="graphic" style:parent-style-name="Outlined_20_Blue">
      <style:graphic-properties fo:min-height="4.116cm"/>
      <style:paragraph-properties style:writing-mode="lr-tb"/>
    </style:style>
    <style:style style:name="gr5" style:family="graphic" style:parent-style-name="Outlined_20_Blue">
      <style:graphic-properties fo:min-height="1.243cm"/>
      <style:paragraph-properties style:writing-mode="lr-tb"/>
    </style:style>
    <style:style style:name="gr6" style:family="graphic" style:parent-style-name="Outlined_20_Blue">
      <style:graphic-properties fo:min-height="2cm"/>
      <style:paragraph-properties style:writing-mode="lr-tb"/>
    </style:style>
    <style:style style:name="gr7" style:family="graphic" style:parent-style-name="Outlined_20_Blue">
      <style:graphic-properties fo:min-height="3.048cm"/>
      <style:paragraph-properties style:writing-mode="lr-tb"/>
    </style:style>
    <style:style style:name="gr8" style:family="graphic" style:parent-style-name="Outlined_20_Blue">
      <style:graphic-properties fo:min-height="1.743cm"/>
      <style:paragraph-properties style:writing-mode="lr-tb"/>
    </style:style>
    <style:style style:name="gr9" style:family="graphic" style:parent-style-name="Outlined_20_Blue">
      <style:graphic-properties fo:min-height="1.467cm"/>
      <style:paragraph-properties style:writing-mode="lr-tb"/>
    </style:style>
    <style:style style:name="gr10" style:family="graphic" style:parent-style-name="Outlined_20_Blue">
      <style:graphic-properties fo:min-height="2.3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5cm" svg:height="0.75cm" svg:x="12.25cm" svg:y="1.5cm">
          <draw:text-box>
            <text:p text:style-name="P1"><text:span text:style-name="T1">Project implementation plan</text:span></text:p>
          </draw:text-box>
        </draw:frame>
        <draw:line draw:style-name="gr2" draw:text-style-name="P3" draw:layer="layout" svg:x1="13.75cm" svg:y1="2.25cm" svg:x2="10.75cm" svg:y2="3.25cm">
          <text:p/>
        </draw:line>
        <draw:frame draw:style-name="gr3" draw:text-style-name="P2" draw:layer="layout" svg:width="9.25cm" svg:height="4.996cm" svg:x="1.5cm" svg:y="1.389cm">
          <draw:text-box>
            <text:p text:style-name="P1"><text:span text:style-name="T1">Main()</text:span></text:p>
            <text:p text:style-name="P1"><text:span text:style-name="T1">Simple cli?</text:span></text:p>
            <text:p text:style-name="P1"><text:span text:style-name="T1">Start extraction</text:span></text:p>
            <text:p text:style-name="P1"><text:span text:style-name="T1">Finish extraction</text:span></text:p>
            <text:p text:style-name="P1"><text:span text:style-name="T1">Train, etc.</text:span></text:p>
            <text:p text:style-name="P1"><text:span text:style-name="T1">Calibrate</text:span></text:p>
            <text:p text:style-name="P1"><text:span text:style-name="T1">Use img</text:span></text:p>
            <text:p text:style-name="P1"><text:span text:style-name="T1">Use camera</text:span></text:p>
            <text:p text:style-name="P1"><text:span text:style-name="T1">Calculate Transformation</text:span></text:p>
          </draw:text-box>
        </draw:frame>
        <draw:line draw:style-name="gr2" draw:text-style-name="P3" draw:layer="layout" svg:x1="15.5cm" svg:y1="2.25cm" svg:x2="6.5cm" svg:y2="7cm">
          <text:p/>
        </draw:line>
        <draw:frame draw:style-name="gr4" draw:text-style-name="P2" draw:layer="layout" svg:width="6.25cm" svg:height="4.116cm" svg:x="1.5cm" svg:y="9.25cm">
          <draw:text-box>
            <text:p text:style-name="P1"><text:span text:style-name="T1">Data extraction outside</text:span></text:p>
            <text:p text:style-name="P1"><text:span text:style-name="T2">check_contours_manually</text:span></text:p>
            <text:p text:style-name="P1"><text:span text:style-name="T2">extract_imgs_from_video</text:span></text:p>
            <text:p text:style-name="P1"><text:span text:style-name="T2">extract_pos_imgs_from_imgs</text:span></text:p>
            <text:p text:style-name="P1"><text:span text:style-name="T2">Build augmentation model</text:span></text:p>
            <text:p text:style-name="P1"><text:span text:style-name="T2">Create positive part of dataset</text:span></text:p>
            <text:p text:style-name="P1"><text:span text:style-name="T2">Extract negative imgs</text:span></text:p>
            <text:p text:style-name="P1"><text:span text:style-name="T2">Move negative part of dataset</text:span></text:p>
            <text:p text:style-name="P1"><text:span text:style-name="T2">Extract false positives</text:span></text:p>
            <text:p text:style-name="P1"><text:span text:style-name="T2">Extract false negatives</text:span></text:p>
            <text:p text:style-name="P1"><text:span text:style-name="T2"/></text:p>
          </draw:text-box>
        </draw:frame>
        <draw:line draw:style-name="gr2" draw:text-style-name="P3" draw:layer="layout" svg:x1="21cm" svg:y1="2.25cm" svg:x2="23.5cm" svg:y2="3.5cm">
          <text:p/>
        </draw:line>
        <draw:frame draw:style-name="gr5" draw:text-style-name="P2" draw:layer="layout" svg:width="5cm" svg:height="1.243cm" svg:x="23.5cm" svg:y="3.5cm">
          <draw:text-box>
            <text:p text:style-name="P1"><text:span text:style-name="T1">Video class</text:span></text:p>
            <text:p text:style-name="P1"><text:span text:style-name="T2"/></text:p>
          </draw:text-box>
        </draw:frame>
        <draw:frame draw:style-name="gr6" draw:text-style-name="P2" draw:layer="layout" svg:width="5cm" svg:height="2cm" svg:x="23.5cm" svg:y="4.75cm">
          <draw:text-box>
            <text:p text:style-name="P1"><text:span text:style-name="T2"/></text:p>
            <text:p text:style-name="P1"><text:span text:style-name="T2">__init__</text:span></text:p>
            <text:p text:style-name="P1"><text:span text:style-name="T2">isOpened</text:span></text:p>
            <text:p text:style-name="P1"><text:span text:style-name="T2">_reader</text:span></text:p>
            <text:p text:style-name="P1"><text:span text:style-name="T2">read</text:span></text:p>
          </draw:text-box>
        </draw:frame>
        <draw:frame draw:style-name="gr4" draw:text-style-name="P2" draw:layer="layout" svg:width="6.25cm" svg:height="4.116cm" svg:x="10.5cm" svg:y="16.25cm">
          <draw:text-box>
            <text:p text:style-name="P1"><text:span text:style-name="T1">Image preparation</text:span></text:p>
            <text:p text:style-name="P1"><text:span text:style-name="T2">est_pos_in_img?</text:span></text:p>
            <text:p text:style-name="P1"><text:span text:style-name="T2">extract_cnts</text:span></text:p>
            <text:p text:style-name="P1"><text:span text:style-name="T2">extract_feature_pts</text:span></text:p>
            <text:p text:style-name="P1"><text:span text:style-name="T2">extract_img_from_cnt</text:span></text:p>
            <text:p text:style-name="P1"><text:span text:style-name="T2">filter_and_extract_img_from_cnt</text:span></text:p>
            <text:p text:style-name="P1"><text:span text:style-name="T2">filter_and_extract_norm_img_from_cnt</text:span></text:p>
            <text:p text:style-name="P1"><text:span text:style-name="T2">filter_cnts</text:span></text:p>
            <text:p text:style-name="P1"><text:span text:style-name="T2">get_max_dist_reference</text:span></text:p>
            <text:p text:style-name="P1"><text:span text:style-name="T2">load_reference</text:span></text:p>
            <text:p text:style-name="P1"><text:span text:style-name="T2"/></text:p>
          </draw:text-box>
        </draw:frame>
        <draw:frame draw:style-name="gr7" draw:text-style-name="P2" draw:layer="layout" svg:width="6.25cm" svg:height="3.048cm" svg:x="17cm" svg:y="16.702cm">
          <draw:text-box>
            <text:p text:style-name="P1"><text:span text:style-name="T1">Calculation</text:span></text:p>
            <text:p text:style-name="P1"><text:span text:style-name="T2">angle_x_axis</text:span></text:p>
            <text:p text:style-name="P1"><text:span text:style-name="T2">calc_rot_and_trans</text:span></text:p>
            <text:p text:style-name="P1"><text:span text:style-name="T2">merge_points</text:span></text:p>
            <text:p text:style-name="P1"><text:span text:style-name="T2">more_pts_up</text:span></text:p>
            <text:p text:style-name="P1"><text:span text:style-name="T2">prepare_rot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8" draw:text-style-name="P2" draw:layer="layout" svg:width="6.25cm" svg:height="1.743cm" svg:x="1.5cm" svg:y="7cm">
          <draw:text-box>
            <text:p text:style-name="P1"><text:span text:style-name="T1">Meta functions</text:span></text:p>
            <text:p text:style-name="P1"><text:span text:style-name="T2">get_current_time_string</text:span></text:p>
          </draw:text-box>
        </draw:frame>
        <draw:line draw:style-name="gr2" draw:text-style-name="P3" draw:layer="layout" svg:x1="16.75cm" svg:y1="2.25cm" svg:x2="8cm" svg:y2="14cm">
          <text:p/>
        </draw:line>
        <draw:line draw:style-name="gr2" draw:text-style-name="P3" draw:layer="layout" svg:x1="17.5cm" svg:y1="2.25cm" svg:x2="9.5cm" svg:y2="16.75cm">
          <text:p/>
        </draw:line>
        <draw:line draw:style-name="gr2" draw:text-style-name="P3" draw:layer="layout" svg:x1="17.75cm" svg:y1="2.25cm" svg:x2="13.5cm" svg:y2="16.25cm">
          <text:p/>
        </draw:line>
        <draw:frame draw:style-name="gr9" draw:text-style-name="P2" draw:layer="layout" svg:width="5cm" svg:height="1.467cm" svg:x="20.75cm" svg:y="13.533cm">
          <draw:text-box>
            <text:p text:style-name="P1"><text:span text:style-name="T1">Settings/Constants outside</text:span></text:p>
            <text:p text:style-name="P1"><text:span text:style-name="T2"/></text:p>
          </draw:text-box>
        </draw:frame>
        <draw:line draw:style-name="gr2" draw:text-style-name="P3" draw:layer="layout" svg:x1="19cm" svg:y1="2.25cm" svg:x2="20cm" svg:y2="15.25cm">
          <text:p/>
        </draw:line>
        <draw:frame draw:style-name="gr5" draw:text-style-name="P2" draw:layer="layout" svg:width="5cm" svg:height="1.243cm" svg:x="19.5cm" svg:y="15.257cm">
          <draw:text-box>
            <text:p text:style-name="P1"><text:span text:style-name="T1">Settings/Constants</text:span></text:p>
            <text:p text:style-name="P1"><text:span text:style-name="T3">inside</text:span></text:p>
          </draw:text-box>
        </draw:frame>
        <draw:line draw:style-name="gr2" draw:text-style-name="P3" draw:layer="layout" svg:x1="20.5cm" svg:y1="2.25cm" svg:x2="21.5cm" svg:y2="13.5cm">
          <text:p/>
        </draw:line>
        <draw:line draw:style-name="gr2" draw:text-style-name="P3" draw:layer="layout" svg:x1="18.55cm" svg:y1="2.25cm" svg:x2="17.75cm" svg:y2="16.75cm">
          <text:p/>
        </draw:line>
        <draw:frame draw:style-name="gr7" draw:text-style-name="P2" draw:layer="layout" svg:width="6.25cm" svg:height="3.048cm" svg:x="4cm" svg:y="16.702cm">
          <draw:text-box>
            <text:p text:style-name="P1"><text:span text:style-name="T1">Model handler</text:span></text:p>
            <text:p text:style-name="P1"><text:span text:style-name="T2">Create model</text:span></text:p>
            <text:p text:style-name="P1"><text:span text:style-name="T2">Train model</text:span></text:p>
            <text:p text:style-name="P1"><text:span text:style-name="T2">Load model</text:span></text:p>
            <text:p text:style-name="P1"><text:span text:style-name="T2">Save model</text:span></text:p>
            <text:p text:style-name="P1"><text:span text:style-name="T2">Plot histogram</text:span></text:p>
            <text:p text:style-name="P1"><text:span text:style-name="T2">Simple evaluation</text:span></text:p>
            <text:p text:style-name="P1"><text:span text:style-name="T2">Saliency</text:span></text:p>
          </draw:text-box>
        </draw:frame>
        <draw:frame draw:style-name="gr10" draw:text-style-name="P2" draw:layer="layout" svg:width="6.25cm" svg:height="2.336cm" svg:x="2.75cm" svg:y="14cm">
          <draw:text-box>
            <text:p text:style-name="P1"><text:span text:style-name="T1">Camera calibrator</text:span></text:p>
            <text:p text:style-name="P1"><text:span text:style-name="T2">Load imgs</text:span></text:p>
            <text:p text:style-name="P1"><text:span text:style-name="T2">Calulate calibration</text:span></text:p>
            <text:p text:style-name="P1"><text:span text:style-name="T2">Show example</text:span></text:p>
            <text:p text:style-name="P1"><text:span text:style-name="T2">Calculate basic statistic</text:span></text:p>
            <text:p text:style-name="P1"><text:span text:style-name="T2">Save calibration</text:span></text:p>
          </draw:text-box>
        </draw:frame>
        <draw:line draw:style-name="gr2" draw:text-style-name="P3" draw:layer="layout" svg:x1="16.25cm" svg:y1="2.25cm" svg:x2="7.25cm" svg:y2="9.25cm">
          <text:p/>
        </draw:line>
        <draw:frame draw:style-name="gr5" draw:text-style-name="P2" draw:layer="layout" svg:width="5cm" svg:height="1.243cm" svg:x="22.5cm" svg:y="8.5cm">
          <draw:text-box>
            <text:p text:style-name="P1"><text:span text:style-name="T3">Plotter</text:span></text:p>
          </draw:text-box>
        </draw:frame>
        <draw:frame draw:style-name="gr6" draw:text-style-name="P2" draw:layer="layout" svg:width="5cm" svg:height="2cm" svg:x="22.5cm" svg:y="9.75cm">
          <draw:text-box>
            <text:p text:style-name="P1"><text:span text:style-name="T2"/></text:p>
            <text:p text:style-name="P1"><text:span text:style-name="T2">TBD</text:span></text:p>
          </draw:text-box>
        </draw:frame>
        <draw:line draw:style-name="gr2" draw:text-style-name="P3" draw:layer="layout" svg:x1="20.75cm" svg:y1="2.25cm" svg:x2="23.5cm" svg:y2="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31T19:43:37.087701023</meta:creation-date>
    <dc:date>2025-02-22T21:00:31.284397506</dc:date>
    <meta:editing-duration>PT54M40S</meta:editing-duration>
    <meta:editing-cycles>24</meta:editing-cycles>
    <meta:generator>LibreOffice/7.3.7.2$Linux_X86_64 LibreOffice_project/30$Build-2</meta:generator>
    <meta:document-statistic meta:object-count="25"/>
  </office:meta>
</office:document-meta>
</file>